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9pt" style:font-size-asian="9pt" style:font-size-complex="9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Slow BAB</text:p>
          </table:table-cell>
          <table:table-cell office:value-type="string" calcext:value-type="string">
            <text:p>Medium BAB</text:p>
          </table:table-cell>
          <table:table-cell office:value-type="string" calcext:value-type="string">
            <text:p>Fast BAB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DOWN([.$A2]/2)" office:value-type="float" office:value="0" calcext:value-type="float">
            <text:p>0</text:p>
          </table:table-cell>
          <table:table-cell table:formula="of:=MOD([.$A2]-1;4)+3*ROUNDDOWN(([.$A2]-1)/4)" office:value-type="float" office:value="0" calcext:value-type="float">
            <text:p>0</text:p>
          </table:table-cell>
          <table:table-cell table:formula="of:=[.$A2]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2]-[.C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DOWN([.$A3]/2)" office:value-type="float" office:value="1" calcext:value-type="float">
            <text:p>1</text:p>
          </table:table-cell>
          <table:table-cell table:formula="of:=MOD([.$A3]-1;4)+3*ROUNDDOWN(([.$A3]-1)/4)" office:value-type="float" office:value="1" calcext:value-type="float">
            <text:p>1</text:p>
          </table:table-cell>
          <table:table-cell table:formula="of:=[.$A3]"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3]-[.C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DOWN([.$A4]/2)" office:value-type="float" office:value="1" calcext:value-type="float">
            <text:p>1</text:p>
          </table:table-cell>
          <table:table-cell table:formula="of:=MOD([.$A4]-1;4)+3*ROUNDDOWN(([.$A4]-1)/4)" office:value-type="float" office:value="2" calcext:value-type="float">
            <text:p>2</text:p>
          </table:table-cell>
          <table:table-cell table:formula="of:=[.$A4]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G4]-[.C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DOWN([.$A5]/2)" office:value-type="float" office:value="2" calcext:value-type="float">
            <text:p>2</text:p>
          </table:table-cell>
          <table:table-cell table:formula="of:=MOD([.$A5]-1;4)+3*ROUNDDOWN(([.$A5]-1)/4)" office:value-type="float" office:value="3" calcext:value-type="float">
            <text:p>3</text:p>
          </table:table-cell>
          <table:table-cell table:formula="of:=[.$A5]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G5]-[.C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DOWN([.$A6]/2)" office:value-type="float" office:value="2" calcext:value-type="float">
            <text:p>2</text:p>
          </table:table-cell>
          <table:table-cell table:formula="of:=MOD([.$A6]-1;4)+3*ROUNDDOWN(([.$A6]-1)/4)" office:value-type="float" office:value="3" calcext:value-type="float">
            <text:p>3</text:p>
          </table:table-cell>
          <table:table-cell table:formula="of:=[.$A6]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G6]-[.C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DOWN([.$A7]/2)" office:value-type="float" office:value="3" calcext:value-type="float">
            <text:p>3</text:p>
          </table:table-cell>
          <table:table-cell table:formula="of:=MOD([.$A7]-1;4)+3*ROUNDDOWN(([.$A7]-1)/4)" office:value-type="float" office:value="4" calcext:value-type="float">
            <text:p>4</text:p>
          </table:table-cell>
          <table:table-cell table:formula="of:=[.$A7]"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G7]-[.C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DOWN([.$A8]/2)" office:value-type="float" office:value="3" calcext:value-type="float">
            <text:p>3</text:p>
          </table:table-cell>
          <table:table-cell table:formula="of:=MOD([.$A8]-1;4)+3*ROUNDDOWN(([.$A8]-1)/4)" office:value-type="float" office:value="5" calcext:value-type="float">
            <text:p>5</text:p>
          </table:table-cell>
          <table:table-cell table:formula="of:=[.$A8]"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G8]-[.C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DOWN([.$A9]/2)" office:value-type="float" office:value="4" calcext:value-type="float">
            <text:p>4</text:p>
          </table:table-cell>
          <table:table-cell table:formula="of:=MOD([.$A9]-1;4)+3*ROUNDDOWN(([.$A9]-1)/4)" office:value-type="float" office:value="6" calcext:value-type="float">
            <text:p>6</text:p>
          </table:table-cell>
          <table:table-cell table:formula="of:=[.$A9]"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G9]-[.C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DOWN([.$A10]/2)" office:value-type="float" office:value="4" calcext:value-type="float">
            <text:p>4</text:p>
          </table:table-cell>
          <table:table-cell table:formula="of:=MOD([.$A10]-1;4)+3*ROUNDDOWN(([.$A10]-1)/4)" office:value-type="float" office:value="6" calcext:value-type="float">
            <text:p>6</text:p>
          </table:table-cell>
          <table:table-cell table:formula="of:=[.$A10]"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G10]-[.C1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DOWN([.$A11]/2)" office:value-type="float" office:value="5" calcext:value-type="float">
            <text:p>5</text:p>
          </table:table-cell>
          <table:table-cell table:formula="of:=MOD([.$A11]-1;4)+3*ROUNDDOWN(([.$A11]-1)/4)" office:value-type="float" office:value="7" calcext:value-type="float">
            <text:p>7</text:p>
          </table:table-cell>
          <table:table-cell table:formula="of:=[.$A11]"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G11]-[.C1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OUNDDOWN([.$A12]/2)" office:value-type="float" office:value="5" calcext:value-type="float">
            <text:p>5</text:p>
          </table:table-cell>
          <table:table-cell table:formula="of:=MOD([.$A12]-1;4)+3*ROUNDDOWN(([.$A12]-1)/4)" office:value-type="float" office:value="8" calcext:value-type="float">
            <text:p>8</text:p>
          </table:table-cell>
          <table:table-cell table:formula="of:=[.$A12]" office:value-type="float" office:value="11" calcext:value-type="float">
            <text:p>1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G12]-[.C1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OUNDDOWN([.$A13]/2)" office:value-type="float" office:value="6" calcext:value-type="float">
            <text:p>6</text:p>
          </table:table-cell>
          <table:table-cell table:formula="of:=MOD([.$A13]-1;4)+3*ROUNDDOWN(([.$A13]-1)/4)" office:value-type="float" office:value="9" calcext:value-type="float">
            <text:p>9</text:p>
          </table:table-cell>
          <table:table-cell table:formula="of:=[.$A13]"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G13]-[.C1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OUNDDOWN([.$A14]/2)" office:value-type="float" office:value="6" calcext:value-type="float">
            <text:p>6</text:p>
          </table:table-cell>
          <table:table-cell table:formula="of:=MOD([.$A14]-1;4)+3*ROUNDDOWN(([.$A14]-1)/4)" office:value-type="float" office:value="9" calcext:value-type="float">
            <text:p>9</text:p>
          </table:table-cell>
          <table:table-cell table:formula="of:=[.$A14]"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G14]-[.C1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OUNDDOWN([.$A15]/2)" office:value-type="float" office:value="7" calcext:value-type="float">
            <text:p>7</text:p>
          </table:table-cell>
          <table:table-cell table:formula="of:=MOD([.$A15]-1;4)+3*ROUNDDOWN(([.$A15]-1)/4)" office:value-type="float" office:value="10" calcext:value-type="float">
            <text:p>10</text:p>
          </table:table-cell>
          <table:table-cell table:formula="of:=[.$A15]" office:value-type="float" office:value="14" calcext:value-type="float">
            <text:p>1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G15]-[.C1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OUNDDOWN([.$A16]/2)" office:value-type="float" office:value="7" calcext:value-type="float">
            <text:p>7</text:p>
          </table:table-cell>
          <table:table-cell table:formula="of:=MOD([.$A16]-1;4)+3*ROUNDDOWN(([.$A16]-1)/4)" office:value-type="float" office:value="11" calcext:value-type="float">
            <text:p>11</text:p>
          </table:table-cell>
          <table:table-cell table:formula="of:=[.$A16]" office:value-type="float" office:value="15" calcext:value-type="float">
            <text:p>1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formula="of:=[.G16]-[.C1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ROUNDDOWN([.$A17]/2)" office:value-type="float" office:value="8" calcext:value-type="float">
            <text:p>8</text:p>
          </table:table-cell>
          <table:table-cell table:formula="of:=MOD([.$A17]-1;4)+3*ROUNDDOWN(([.$A17]-1)/4)" office:value-type="float" office:value="12" calcext:value-type="float">
            <text:p>12</text:p>
          </table:table-cell>
          <table:table-cell table:formula="of:=[.$A17]"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G17]-[.C1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ROUNDDOWN([.$A18]/2)" office:value-type="float" office:value="8" calcext:value-type="float">
            <text:p>8</text:p>
          </table:table-cell>
          <table:table-cell table:formula="of:=MOD([.$A18]-1;4)+3*ROUNDDOWN(([.$A18]-1)/4)" office:value-type="float" office:value="12" calcext:value-type="float">
            <text:p>12</text:p>
          </table:table-cell>
          <table:table-cell table:formula="of:=[.$A18]" office:value-type="float" office:value="17" calcext:value-type="float">
            <text:p>1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G18]-[.C1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ROUNDDOWN([.$A19]/2)" office:value-type="float" office:value="9" calcext:value-type="float">
            <text:p>9</text:p>
          </table:table-cell>
          <table:table-cell table:formula="of:=MOD([.$A19]-1;4)+3*ROUNDDOWN(([.$A19]-1)/4)" office:value-type="float" office:value="13" calcext:value-type="float">
            <text:p>13</text:p>
          </table:table-cell>
          <table:table-cell table:formula="of:=[.$A19]" office:value-type="float" office:value="18" calcext:value-type="float">
            <text:p>1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formula="of:=[.G19]-[.C1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ROUNDDOWN([.$A20]/2)" office:value-type="float" office:value="9" calcext:value-type="float">
            <text:p>9</text:p>
          </table:table-cell>
          <table:table-cell table:formula="of:=MOD([.$A20]-1;4)+3*ROUNDDOWN(([.$A20]-1)/4)" office:value-type="float" office:value="14" calcext:value-type="float">
            <text:p>14</text:p>
          </table:table-cell>
          <table:table-cell table:formula="of:=[.$A20]" office:value-type="float" office:value="19" calcext:value-type="float">
            <text:p>1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formula="of:=[.G20]-[.C2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ROUNDDOWN([.$A21]/2)" office:value-type="float" office:value="10" calcext:value-type="float">
            <text:p>10</text:p>
          </table:table-cell>
          <table:table-cell table:formula="of:=MOD([.$A21]-1;4)+3*ROUNDDOWN(([.$A21]-1)/4)" office:value-type="float" office:value="15" calcext:value-type="float">
            <text:p>15</text:p>
          </table:table-cell>
          <table:table-cell table:formula="of:=[.$A21]" office:value-type="float" office:value="20" calcext:value-type="float">
            <text:p>2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[.G21]-[.C2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Formulas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1">
            <text:p>Book</text:p>
          </table:table-cell>
          <table:covered-table-cell table:number-columns-repeated="2"/>
          <table:table-cell table:number-columns-repeated="1016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Zaffarelli</meta:initial-creator>
    <meta:creation-date>2022-07-28T23:31:56.646064418</meta:creation-date>
    <dc:date>2022-07-29T00:18:24.289909585</dc:date>
    <dc:creator>Zaffarelli</dc:creator>
    <meta:editing-duration>PT5M57S</meta:editing-duration>
    <meta:editing-cycles>1</meta:editing-cycles>
    <meta:document-statistic meta:table-count="1" meta:cell-count="169" meta:object-count="0"/>
    <meta:generator>LibreOffice/7.3.4.2$Linux_X86_64 LibreOffice_project/30$Build-2</meta:generator>
  </office:meta>
</office:document-meta>
</file>